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5b4" officeooo:paragraph-rsid="001145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jet metropole j1 2025 :</text:p>
      <text:p text:style-name="P1"/>
      <text:p text:style-name="P1">partie D :</text:p>
      <text:p text:style-name="P1"/>
      <text:p text:style-name="P1">10 : ip_bin(‘192.168.20.12) :</text:p>
      <text:p text:style-name="P1"/>
      <text:p text:style-name="P1">‘11000000.101010000.00010100.00001100’</text:p>
      <text:p text:style-name="P1"/>
      <text:p text:style-name="P1"/>
      <text:p text:style-name="P1">11 : la fonction executera la dernière ligne si les 2 adresses ip sont identiques l’un à l’aut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2:53:29.865366826</meta:creation-date>
    <dc:date>2026-01-08T12:58:40.745888102</dc:date>
    <meta:editing-duration>PT5M12S</meta:editing-duration>
    <meta:editing-cycles>1</meta:editing-cycles>
    <meta:document-statistic meta:table-count="0" meta:image-count="0" meta:object-count="0" meta:page-count="1" meta:paragraph-count="5" meta:word-count="31" meta:character-count="199" meta:non-whitespace-character-count="173"/>
    <meta:generator>LibreOffice/24.2.7.2$Linux_X86_64 LibreOffice_project/420$Build-2</meta:generator>
  </office:meta>
</office:document-meta>
</file>